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svg:stroke-width="0.2cm" draw:marker-start-width="0.5cm" draw:marker-end-width="0.5cm" draw:fill="solid" draw:fill-color="#666666" draw:textarea-horizontal-align="center" draw:textarea-vertical-align="middle" fo:padding-top="0.225cm" fo:padding-bottom="0.225cm" fo:padding-left="0.35cm" fo:padding-right="0.35cm"/>
    </style:style>
    <style:style style:name="gr2" style:family="graphic" style:parent-style-name="standard">
      <style:graphic-properties draw:marker-start-width="0.35cm" draw:marker-end-width="0.35cm" draw:fill="none" draw:textarea-horizontal-align="center" draw:textarea-vertical-align="middle"/>
    </style:style>
    <style:style style:name="gr3" style:family="graphic" style:parent-style-name="standard">
      <style:graphic-properties svg:stroke-color="#ffffff" draw:fill="solid" draw:fill-color="#ffffff" draw:textarea-horizontal-align="center" draw:textarea-vertical-align="middle"/>
    </style:style>
    <style:style style:name="gr4" style:family="graphic" style:parent-style-name="standard">
      <style:graphic-properties svg:stroke-width="0.2cm" draw:marker-start-width="0.65cm" draw:marker-end="Arrowheads_20_1" draw:marker-end-width="0.65cm" draw:textarea-horizontal-align="center" draw:textarea-vertical-align="middle" fo:padding-top="0.225cm" fo:padding-bottom="0.225cm" fo:padding-left="0.35cm" fo:padding-right="0.35cm"/>
    </style:style>
    <style:style style:name="gr5" style:family="graphic" style:parent-style-name="standard">
      <style:graphic-properties draw:stroke="dash" draw:stroke-dash="Fine_20_Dashed_20__28_var_29_" svg:stroke-width="0.1cm" draw:marker-start-width="0.5cm" draw:marker-end-width="0.5cm" draw:textarea-horizontal-align="center" draw:textarea-vertical-align="middle" fo:padding-top="0.175cm" fo:padding-bottom="0.175cm" fo:padding-left="0.3cm" fo:padding-right="0.3cm"/>
    </style:style>
    <style:style style:name="gr6" style:family="graphic" style:parent-style-name="standard">
      <style:graphic-properties draw:stroke="none" svg:stroke-color="#000000" draw:fill="none" draw:fill-color="#ffffff" fo:min-height="3.5cm"/>
    </style:style>
    <style:style style:name="gr7" style:family="graphic" style:parent-style-name="standard">
      <style:graphic-properties draw:stroke="none" svg:stroke-color="#000000" draw:fill="none" draw:fill-color="#ffffff" fo:min-height="3cm"/>
    </style:style>
    <style:style style:name="P1" style:family="paragraph">
      <style:paragraph-properties fo:text-align="center"/>
    </style:style>
    <style:style style:name="P2" style:family="paragraph">
      <style:paragraph-properties fo:margin-left="0cm" fo:margin-right="0cm" fo:text-indent="0cm"/>
      <style:text-properties fo:font-size="40pt" style:font-size-asian="40pt" style:font-size-complex="40pt"/>
    </style:style>
    <style:style style:name="P3" style:family="paragraph">
      <style:paragraph-properties fo:margin-left="0cm" fo:margin-right="0cm" fo:text-indent="0cm"/>
      <style:text-properties fo:color="#ffffff" fo:font-family="'Times New Roman'" style:font-family-generic="roman" style:font-pitch="variable" fo:font-size="40pt" style:font-size-asian="40pt" style:font-size-complex="40pt"/>
    </style:style>
    <style:style style:name="T1" style:family="text">
      <style:text-properties fo:font-family="'Times New Roman'" style:font-style-name="Normal" style:font-family-generic="roman" style:font-pitch="variable" fo:font-size="40pt" style:font-family-asian="'Times New Roman'" style:font-style-name-asian="Normal" style:font-family-generic-asian="roman" style:font-pitch-asian="variable" style:font-size-asian="40pt" style:font-family-complex="'Times New Roman'" style:font-style-name-complex="Normal" style:font-family-generic-complex="roman" style:font-pitch-complex="variable" style:font-size-complex="40pt"/>
    </style:style>
    <style:style style:name="T2" style:family="text">
      <style:text-properties fo:color="#ffffff" fo:font-family="'Times New Roman'" style:font-family-generic="roman" style:font-pitch="variable" fo:font-size="40pt" style:font-size-asian="40pt" style:font-size-complex="4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4cm" svg:height="4cm" svg:x="4cm" svg:y="5cm">
          <text:p/>
        </draw:rect>
        <draw:ellipse draw:style-name="gr2" draw:text-style-name="P1" draw:layer="layout" svg:width="12cm" svg:height="13.5cm" svg:x="3cm" svg:y="1.5cm">
          <text:p/>
        </draw:ellipse>
        <draw:path draw:style-name="gr3" draw:text-style-name="P1" draw:layer="layout" svg:width="12.693cm" svg:height="13.474cm" svg:x="2.139cm" svg:y="3.447cm" svg:viewBox="0 0 12694 13475" svg:d="m12694 9622c-48-209-13-420-160-622-133-183-215-389-301-601-99-244-399-165-601-240-281-104-589-120-882-101-267 18-544-50-802 40-226 79-448 36-682 81-236 46-483 22-721 0-293-27-571-152-862-181-206-20-407-53-601-120-192-66-401-89-602-120-272-42-531-115-802-181-236-57-446-167-681-180-271-15-503-147-762-120-264 28-390-231-601-301-242-80-465-197-702-281-221-78-414-218-641-280-228-62-525-118-601-381-58-201 7-416-20-621-26-201-37-402-60-602-29-254-8-500 40-741 45-223-40-402-20-622 19-201-26-404-61-601-36-204-12-404 20-601 35-211 3-409 81-622 84-228 263-410 501-461 236-50 460-244 521-481 52-199 87-509-201-581-197-49-433-190-621-20-235 213-535 321-782 521-204 165-425 309-641 461-199 140-315 363-321 601-6 235-91 456-80 702 12 250 30 498 80 741 56 272 78 551 40 822-35 250-39 474-80 722-50 304-107 612-80 922 27 305 27 608 40 922 12 279 119 482 120 762 1 246 89 486 161 721 98 319 83 648 200 962 108 288 89 605 181 902 100 323 186 651 280 982 96 338 313 594 401 923 99 367 391 621 601 922 168 241 420 373 682 441 308 80 599 207 922 160 208-30 393 76 601 40 243-42 480 85 722 80 220-4 421 25 641 40 218 15 427 42 642 40 322-3 717 65 962-220 157-182 232-445 481-541 209-80 423-25 641-81 249-64 505 65 762 41 233-21 467 18 701-61 231-78 450-190 682-260 274-82 510-224 722-401s409-354 541-621c105-212 163-417 260-622 120-253 290-480 501-661l101-121z">
          <text:p/>
        </draw:path>
        <draw:path draw:style-name="gr3" draw:text-style-name="P1" draw:layer="layout" svg:width="11.95cm" svg:height="5.767cm" svg:x="3.508cm" svg:y="1.187cm" svg:viewBox="0 0 11951 5768" svg:d="m0 2361c299 52 552 214 822 341 237 111 477 196 721 280 251 86 521 34 782 40 266 6 536-30 802 0 256 29 510 6 762 40 255 34 510 1 761 40 270 42 511 202 782 261 322 70 537 216 842 321 302 104 547 289 842 401 231 88 415 195 641 280 213 80 430 141 641 221 209 79 473 103 602 300 153 233 397 179 601 261s406 171 622 220c234 53 414 191 621 281 193 84 410 116 621 120 252 5 451-233 481-501 31-278-83-512-180-741-96-226-243-427-361-642-138-251-360-446-521-681-165-241-379-436-541-682-176-268-352-529-521-802-143-232-251-476-421-681-168-202-326-454-622-501-242-39-477-140-721-140-257 0-493-75-742-81-205-5-400-82-601-100-205-19-404-58-602-100-219-47-442-48-661-80-220-32-444-51-661-20-226 32-430 84-662 140-284 68-551 165-842 160-266-5-499 145-741 241-249 99-489 201-722 321-234 120-466 234-682 400-232 178-459 362-701 522-204 135-307 355-301 581l40 120z">
          <text:p/>
        </draw:path>
        <draw:line draw:style-name="gr4" draw:text-style-name="P1" draw:layer="layout" svg:x1="8cm" svg:y1="7cm" svg:x2="18cm" svg:y2="14.5cm">
          <text:p/>
        </draw:line>
        <draw:line draw:style-name="gr5" draw:text-style-name="P1" draw:layer="layout" svg:x1="8cm" svg:y1="7cm" svg:x2="19cm" svg:y2="7cm">
          <text:p/>
        </draw:line>
        <draw:frame draw:style-name="gr6" draw:text-style-name="P2" draw:layer="layout" svg:width="2.5cm" svg:height="3.75cm" svg:x="12cm" svg:y="7.75cm">
          <draw:text-box>
            <text:p text:style-name="P2"><text:span text:style-name="T1">θ</text:span></text:p>
          </draw:text-box>
        </draw:frame>
        <draw:frame draw:style-name="gr7" draw:text-style-name="P3" draw:layer="layout" svg:width="3.5cm" svg:height="3.25cm" svg:x="4.5cm" svg:y="5.75cm">
          <draw:text-box>
            <text:p text:style-name="P3"><text:span text:style-name="T2">lase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Arrowheads_20_1" draw:display-name="Arrowheads 1" svg:viewBox="0 0 1131 902" svg:d="m564 0-564 902h1131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initial-creator>Jenny Owen</meta:initial-creator>
    <meta:creation-date>2009-05-18T11:20:45</meta:creation-date>
    <dc:creator>Jenny Owen</dc:creator>
    <dc:date>2009-05-18T11:26:08</dc:date>
    <meta:editing-cycles>4</meta:editing-cycles>
    <meta:editing-duration>PT5M23S</meta:editing-duration>
    <meta:user-defined meta:name="Info 1"/>
    <meta:user-defined meta:name="Info 2"/>
    <meta:user-defined meta:name="Info 3"/>
    <meta:user-defined meta:name="Info 4"/>
    <meta:document-statistic meta:object-count="8"/>
  </office:meta>
</office:document-meta>
</file>